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Standard">
      <style:text-properties officeooo:rsid="00030486" officeooo:paragraph-rsid="00030486"/>
    </style:style>
    <style:style style:name="P2" style:family="paragraph" style:parent-style-name="Standard">
      <style:text-properties officeooo:paragraph-rsid="00030486"/>
    </style:style>
    <style:style style:name="P3" style:family="paragraph" style:parent-style-name="Standard">
      <style:text-properties officeooo:rsid="00032aab" officeooo:paragraph-rsid="00032aab"/>
    </style:style>
    <style:style style:name="P4" style:family="paragraph" style:parent-style-name="Standard">
      <style:text-properties officeooo:rsid="0004336f" officeooo:paragraph-rsid="0004336f"/>
    </style:style>
    <style:style style:name="P5" style:family="paragraph" style:parent-style-name="Standard">
      <style:text-properties officeooo:rsid="0006c02d" officeooo:paragraph-rsid="0006c02d"/>
    </style:style>
    <style:style style:name="P6" style:family="paragraph" style:parent-style-name="Standard">
      <style:text-properties officeooo:rsid="0009e18c" officeooo:paragraph-rsid="0009e18c"/>
    </style:style>
    <style:style style:name="P7" style:family="paragraph" style:parent-style-name="Standard">
      <style:text-properties officeooo:paragraph-rsid="0009e18c"/>
    </style:style>
    <style:style style:name="P8" style:family="paragraph" style:parent-style-name="Standard">
      <style:text-properties officeooo:rsid="000b16fc" officeooo:paragraph-rsid="000b16fc"/>
    </style:style>
    <style:style style:name="P9" style:family="paragraph" style:parent-style-name="Standard">
      <style:text-properties officeooo:rsid="000b16fc" officeooo:paragraph-rsid="000ced4c"/>
    </style:style>
    <style:style style:name="P10" style:family="paragraph" style:parent-style-name="Standard">
      <style:text-properties officeooo:rsid="00030486" officeooo:paragraph-rsid="0012a7da"/>
    </style:style>
    <style:style style:name="P11" style:family="paragraph" style:parent-style-name="Standard">
      <style:text-properties officeooo:rsid="0009e18c" officeooo:paragraph-rsid="0009e18c"/>
    </style:style>
    <style:style style:name="P12" style:family="paragraph" style:parent-style-name="Standard">
      <style:text-properties officeooo:rsid="00032aab" officeooo:paragraph-rsid="0012a7da"/>
    </style:style>
    <style:style style:name="P13" style:family="paragraph" style:parent-style-name="Standard">
      <style:text-properties officeooo:rsid="0006c02d" officeooo:paragraph-rsid="0012a7da"/>
    </style:style>
    <style:style style:name="P14" style:family="paragraph" style:parent-style-name="Standard">
      <style:text-properties officeooo:rsid="000ced4c" officeooo:paragraph-rsid="0012a7da"/>
    </style:style>
    <style:style style:name="T1" style:family="text">
      <style:text-properties officeooo:rsid="00030486"/>
    </style:style>
    <style:style style:name="T2" style:family="text">
      <style:text-properties officeooo:rsid="00032aab"/>
    </style:style>
    <style:style style:name="T3" style:family="text">
      <style:text-properties officeooo:rsid="0004336f"/>
    </style:style>
    <style:style style:name="T4" style:family="text">
      <style:text-properties officeooo:rsid="000614cb"/>
    </style:style>
    <style:style style:name="T5" style:family="text">
      <style:text-properties officeooo:rsid="0006c02d"/>
    </style:style>
    <style:style style:name="T6" style:family="text">
      <style:text-properties officeooo:rsid="0007b13e"/>
    </style:style>
    <style:style style:name="T7" style:family="text">
      <style:text-properties officeooo:rsid="00087051"/>
    </style:style>
    <style:style style:name="T8" style:family="text">
      <style:text-properties officeooo:rsid="000c762c"/>
    </style:style>
    <style:style style:name="T9" style:family="text">
      <style:text-properties officeooo:rsid="000ced4c"/>
    </style:style>
    <style:style style:name="T10" style:family="text">
      <style:text-properties officeooo:rsid="000e966e"/>
    </style:style>
    <style:style style:name="T11" style:family="text">
      <style:text-properties officeooo:rsid="000fc169"/>
    </style:style>
    <style:style style:name="T12" style:family="text">
      <style:text-properties officeooo:rsid="000fe985"/>
    </style:style>
    <style:style style:name="T13" style:family="text">
      <style:text-properties officeooo:rsid="0011d743"/>
    </style:style>
    <style:style style:name="T14" style:family="text">
      <style:text-properties officeooo:rsid="0012a7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ClipBrowser</text:span> <text:span text:style-name="T14">09</text:span>/<text:span text:style-name="T14">09</text:span>/2022</text:p>
      <text:p text:style-name="P1"/>
      <text:p text:style-name="P2"><text:span text:style-name="T1">Do you wish that you could </text:span><text:span text:style-name="T2">RAPIDLY</text:span><text:span text:style-name="T1"> find a</text:span><text:span text:style-name="T2">ny</text:span><text:span text:style-name="T1"> particular video from a massive collection potentially scattered across your hard drives. Or perhaps rapidly locate your favourite YouTube videos without getting distracted by </text:span><text:span text:style-name="T13">the </text:span><text:span text:style-name="T1">extraneous YouTube ‘suggested’ videos </text:span><text:span text:style-name="T13">that are a feature of a ‘normal’ YouTube search</text:span><text:span text:style-name="T1">.</text:span></text:p>
      <text:p text:style-name="P2"/>
      <text:p text:style-name="P10">Now you can by installing <text:span text:style-name="T14">ClipBrowser</text:span>. <text:s/>Note that this is a Linux-only offering and there are no plans to make a Windows version. </text:p>
      <text:p text:style-name="P2"/>
      <text:p text:style-name="P12"><text:span text:style-name="T14">ClipBrowser</text:span> is essentially a very fast database of URIs of your video files; file URIs (or paths) to local files stored on your computer, or URLs in the case of YouTube favo<text:span text:style-name="T5">u</text:span>rites. </text:p>
      <text:p text:style-name="P3"/>
      <text:p text:style-name="P3">You can rapidly find any video or group of videos by entering:</text:p>
      <text:p text:style-name="P3"/>
      <text:p text:style-name="P3">Part of <text:span text:style-name="T4">a video’s title</text:span></text:p>
      <text:p text:style-name="P4">and/or</text:p>
      <text:p text:style-name="P3"><text:span text:style-name="T3">One or more</text:span> <text:span text:style-name="T4">user-assigned keywords</text:span></text:p>
      <text:p text:style-name="P4">and/or</text:p>
      <text:p text:style-name="P4">One or more user-<text:span text:style-name="T4">assigned</text:span> categories</text:p>
      <text:p text:style-name="P4">or</text:p>
      <text:p text:style-name="P4">Any combination of the above.</text:p>
      <text:p text:style-name="P4"/>
      <text:p text:style-name="P5">You may load local videos into the database simply by:</text:p>
      <text:p text:style-name="P5">1. Running a procedure that scans and loads all available videos from your mounted drives.</text:p>
      <text:p text:style-name="P5">2. Dragging an dropping files or entire folders onto the main window.</text:p>
      <text:p text:style-name="P5">3. Selecting files using a file browser.</text:p>
      <text:p text:style-name="P5">4. Copying file paths from your system’s file browser.</text:p>
      <text:p text:style-name="P5"/>
      <text:p text:style-name="P13">Any of the above actions will also automatically generate a thumbnail for each video together with an associated title. <text:s/><text:span text:style-name="T6">Each thumbnail and title appears on </text:span><text:span text:style-name="T14">ClipBrowser’s</text:span><text:span text:style-name="T6"> screen in a matrix as soon as its created. <text:s/>The whole process takes about a second for each newly-created video. Previously-created videos load very fast as thumbnail</text:span><text:span text:style-name="T7">s</text:span><text:span text:style-name="T6"> just gets loaded rather than </text:span><text:span text:style-name="T7">re-</text:span><text:span text:style-name="T6">created.</text:span></text:p>
      <text:p text:style-name="P5"/>
      <text:p text:style-name="P5">For YouTube videos simply copy and paste the video’s URL <text:span text:style-name="T8">from a browser </text:span>into a text box.</text:p>
      <text:p text:style-name="P5"/>
      <text:p text:style-name="P6">This action saves the YouTube URL for the video AND downloads its title and link to its associated thumbnail, and then displays the thumbnail and title.</text:p>
      <text:p text:style-name="P6"/>
      <text:p text:style-name="P6">You can SELECT any video by clicking on its thumbnail. <text:s/>You can PLAY any video by double-clicking on its thumbnail. <text:s/>You can FIND any video(s) by filtering the displayed thumbnail matrix as described previously.</text:p>
      <text:p text:style-name="P7"/>
      <text:p text:style-name="P9">User defined parameters can be assigned to any video by right-clicking its thumbnail and selecting from a menu. <text:s/>This includes descriptions, <text:s/>attributions, user-defined categories, your rating, keywords, and parental-control options. <text:s/><text:span text:style-name="T9">Another option allows you to attach any number of related documents to any video. E. g., for a music video you may wish to attach some sheet music from the IMSLP <text:s/>website, or <text:s/>a file containing song lyrics, etc. </text:span></text:p>
      <text:p text:style-name="P9"/>
      <text:p text:style-name="P9">This menu also facilitates marking selected videos for bulk deletes. <text:s/>A main menu item also allows purging of all data from the database if ever required.</text:p>
      <text:p text:style-name="P8"/>
      <text:p text:style-name="P14"><text:soft-page-break/>When <text:span text:style-name="T14">ClipBrowser</text:span> is first started its database will be empty and you will be prompted to run a test function that loads some representative YouTube videos. This action takes only a few seconds to load a full page of thumbnails together with a few associated files for a few of the videos. <text:s/>Do <text:s/>the <text:span text:style-name="T14">ClipBrowser</text:span> tutorial to shorten the learning curve for this program. <text:s/>When you are do, just purge the data before loading your own videos. <text:s/><text:span text:style-name="T10">Note that you can safely delete the entire database file clipbrowser.db3 in the installation directory </text:span><text:span text:style-name="T11">during the learning process </text:span><text:span text:style-name="T10">if you wish </text:span><text:span text:style-name="T12">as a</text:span><text:span text:style-name="T10">n empty database gets automatically created at program startup if it does not already exi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9:26:14.519858507</meta:creation-date>
    <dc:date>2022-09-09T19:03:49.902572705</dc:date>
    <meta:editing-duration>PT46M42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538" meta:character-count="3256" meta:non-whitespace-character-count="2724"/>
  </office:meta>
</office:document-meta>
</file>